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8mm"/>
    </style:style>
    <style:style style:name="co2" style:family="table-column">
      <style:table-column-properties fo:break-before="auto" style:column-width="7.8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12.82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57.0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65mm"/>
    </style:style>
    <style:style style:name="co10" style:family="table-column">
      <style:table-column-properties fo:break-before="auto" style:column-width="48.4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2.42mm"/>
    </style:style>
    <style:style style:name="co13" style:family="table-column">
      <style:table-column-properties fo:break-before="auto" style:column-width="16.53mm"/>
    </style:style>
    <style:style style:name="co14" style:family="table-column">
      <style:table-column-properties fo:break-before="auto" style:column-width="6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3" style:family="table-cell" style:parent-style-name="Default" style:data-style-name="N1"/>
    <style:style style:name="ce24" style:family="table-cell" style:parent-style-name="Default" style:data-style-name="N107"/>
    <style:style style:name="ce25" style:family="table-cell" style:parent-style-name="Default" style:data-style-name="N107"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7">
      <style:text-properties fo:color="#ff3333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07">
      <style:text-properties fo:color="#ff9900" fo:font-style="italic" style:text-underline-style="none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07">
      <style:text-properties fo:color="#ff66ff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107">
      <style:text-properties fo:color="#ff3300" fo:font-weight="bold" style:font-weight-asian="bold" style:font-weight-complex="bold"/>
    </style:style>
    <style:style style:name="ce30" style:family="table-cell" style:parent-style-name="Default" style:data-style-name="N107">
      <style:text-properties fo:color="#ff9900" fo:font-weight="bold" style:font-weight-asian="bold" style:font-weight-complex="bold"/>
    </style:style>
    <style:style style:name="ce31" style:family="table-cell" style:parent-style-name="Default" style:data-style-name="N107">
      <style:text-properties fo:color="#ff66ff" fo:font-weight="bold" style:font-weight-asian="bold" style:font-weight-complex="bold"/>
    </style:style>
    <style:style style:name="ce32" style:family="table-cell" style:parent-style-name="Default" style:data-style-name="N107">
      <style:table-cell-properties fo:background-color="#fff200"/>
    </style:style>
    <style:style style:name="ce33" style:family="table-cell" style:parent-style-name="Default" style:data-style-name="N107">
      <style:table-cell-properties fo:background-color="#66ffff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2" table:default-cell-style-name="ce24"/>
        <table:table-column table:style-name="co3" table:visibility="collapse" table:default-cell-style-name="ce24"/>
        <table:table-column table:style-name="co4" table:visibility="collapse" table:default-cell-style-name="ce24"/>
        <table:table-column table:style-name="co5" table:visibility="collapse" table:default-cell-style-name="ce24"/>
        <table:table-column table:style-name="co6" table:visibility="collapse" table:default-cell-style-name="ce24"/>
        <table:table-column table:style-name="co7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5" table:default-cell-style-name="ce24"/>
        <table:table-column table:style-name="co9" table:visibility="collapse" table:default-cell-style-name="ce24"/>
        <table:table-column table:style-name="co10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5" table:default-cell-style-name="ce24"/>
        <table:table-column table:style-name="co9" table:visibility="collapse" table:default-cell-style-name="ce24"/>
        <table:table-column table:style-name="co11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4" table:default-cell-style-name="ce24"/>
        <table:table-column table:style-name="co9" table:visibility="collapse" table:number-columns-repeated="2" table:default-cell-style-name="ce24"/>
        <table:table-column table:style-name="co12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13" table:default-cell-style-name="ce24"/>
        <table:table-column table:style-name="co3" table:default-cell-style-name="ce24"/>
        <table:table-column table:style-name="co4" table:visibility="collapse" table:number-columns-repeated="6" table:default-cell-style-name="ce24"/>
        <table:table-column table:style-name="co14" table:default-cell-style-name="ce24"/>
        <table:table-column table:style-name="co8" table:number-columns-repeated="965" table:default-cell-style-name="ce24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11"/>
          <table:table-cell office:value-type="string" calcext:value-type="string">
            <text:p>A1</text:p>
          </table:table-cell>
          <table:table-cell table:number-columns-repeated="11"/>
          <table:table-cell office:value-type="string" calcext:value-type="string">
            <text:p>A2</text:p>
          </table:table-cell>
          <table:table-cell table:number-columns-repeated="11"/>
          <table:table-cell office:value-type="string" calcext:value-type="string">
            <text:p>A3</text:p>
          </table:table-cell>
          <table:table-cell table:number-columns-repeated="11"/>
          <table:table-cell office:value-type="string" calcext:value-type="string">
            <text:p>A4</text:p>
          </table:table-cell>
          <table:table-cell table:number-columns-repeated="973"/>
        </table:table-row>
        <table:table-row table:style-name="ro1">
          <table:table-cell table:number-columns-repeated="14"/>
          <table:table-cell table:formula="of:=[.O6]/[.P6]" office:value-type="float" office:value="1.4" calcext:value-type="float">
            <text:p>1,4</text:p>
          </table:table-cell>
          <table:table-cell table:number-columns-repeated="11"/>
          <table:table-cell table:formula="of:=[.AA6]/[.AB6]" office:value-type="float" office:value="1.4" calcext:value-type="float">
            <text:p>1,4</text:p>
          </table:table-cell>
          <table:table-cell table:number-columns-repeated="11"/>
          <table:table-cell table:formula="of:=[.AM6]/[.AN6]" office:value-type="float" office:value="1.4" calcext:value-type="float">
            <text:p>1,4</text:p>
          </table:table-cell>
          <table:table-cell table:number-columns-repeated="11"/>
          <table:table-cell table:formula="of:=[.AY6]/[.AZ6]" office:value-type="float" office:value="1.4" calcext:value-type="float">
            <text:p>1,4</text:p>
          </table:table-cell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0</text:p>
          </table:table-cell>
          <table:table-cell office:value-type="float" office:value="9800" calcext:value-type="float">
            <text:p>9 800,0</text:p>
          </table:table-cell>
          <table:table-cell office:value-type="float" office:value="7000" calcext:value-type="float">
            <text:p>7 000,0</text:p>
          </table:table-cell>
          <table:table-cell table:formula="of:=[.C6]*1000/[.$M6]" office:value-type="float" office:value="980" calcext:value-type="float">
            <text:p>980,0</text:p>
          </table:table-cell>
          <table:table-cell table:formula="of:=[.D6]*1000/[.$M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6]-[.E6]" office:value-type="float" office:value="208" calcext:value-type="float">
            <text:p>208,0</text:p>
          </table:table-cell>
          <table:table-cell table:formula="of:=[.H6]-[.F6]" office:value-type="float" office:value="140" calcext:value-type="float">
            <text:p>140,0</text:p>
          </table:table-cell>
          <table:table-cell office:value-type="string" calcext:value-type="string">
            <text:p>LL-ppppppp-qq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1</text:p>
          </table:table-cell>
          <table:table-cell office:value-type="float" office:value="7000" calcext:value-type="float">
            <text:p>7 000,0</text:p>
          </table:table-cell>
          <table:table-cell office:value-type="float" office:value="5000" calcext:value-type="float">
            <text:p>5 000,0</text:p>
          </table:table-cell>
          <table:table-cell table:formula="of:=[.O6]*1000/[.$M6]" office:value-type="float" office:value="700" calcext:value-type="float">
            <text:p>700,0</text:p>
          </table:table-cell>
          <table:table-cell table:formula="of:=[.P6]*1000/[.$M6]" office:value-type="float" office:value="500" calcext:value-type="float">
            <text:p>500,0</text:p>
          </table:table-cell>
          <table:table-cell office:value-type="float" office:value="840" calcext:value-type="float">
            <text:p>840,0</text:p>
          </table:table-cell>
          <table:table-cell office:value-type="float" office:value="594" calcext:value-type="float">
            <text:p>594,0</text:p>
          </table:table-cell>
          <table:table-cell table:formula="of:=[.S6]-[.Q6]" office:value-type="float" office:value="140" calcext:value-type="float">
            <text:p>140,0</text:p>
          </table:table-cell>
          <table:table-cell table:formula="of:=[.T6]-[.R6]" office:value-type="float" office:value="94" calcext:value-type="float">
            <text:p>94,0</text:p>
          </table:table-cell>
          <table:table-cell office:value-type="string" calcext:value-type="string">
            <text:p>LL-ppppp-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2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AA6]*1000/[.$M6]" office:value-type="float" office:value="490" calcext:value-type="float">
            <text:p>490,0</text:p>
          </table:table-cell>
          <table:table-cell table:formula="of:=[.AB6]*1000/[.$M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6]-[.AC6]" office:value-type="float" office:value="104" calcext:value-type="float">
            <text:p>104,0</text:p>
          </table:table-cell>
          <table:table-cell table:formula="of:=[.AF6]-[.AD6]" office:value-type="float" office:value="70" calcext:value-type="float">
            <text:p>70,0</text:p>
          </table:table-cell>
          <table:table-cell table:style-name="ce26" office:value-type="string" calcext:value-type="string">
            <text:p>LL-ppppppp-qq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3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AM6]*1000/[.$M6]" office:value-type="float" office:value="350" calcext:value-type="float">
            <text:p>350,0</text:p>
          </table:table-cell>
          <table:table-cell table:formula="of:=[.AN6]*1000/[.$M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6]-[.AO6]" office:value-type="float" office:value="70" calcext:value-type="float">
            <text:p>70,0</text:p>
          </table:table-cell>
          <table:table-cell table:formula="of:=[.AR6]-[.AP6]" office:value-type="float" office:value="47" calcext:value-type="float">
            <text:p>47,0</text:p>
          </table:table-cell>
          <table:table-cell table:style-name="ce29" office:value-type="string" calcext:value-type="string">
            <text:p>LL-ppppp-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4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Y6]*1000/[.$M6]" office:value-type="float" office:value="245" calcext:value-type="float">
            <text:p>245,0</text:p>
          </table:table-cell>
          <table:table-cell table:formula="of:=[.AZ6]*1000/[.$M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6]-[.BA6]" office:value-type="float" office:value="52" calcext:value-type="float">
            <text:p>52,0</text:p>
          </table:table-cell>
          <table:table-cell table:formula="of:=[.BD6]-[.BB6]" office:value-type="float" office:value="35" calcext:value-type="float">
            <text:p>35,0</text:p>
          </table:table-cell>
          <table:table-cell office:value-type="string" calcext:value-type="string">
            <text:p>LL-ppppppp-qqqqqqq-A-B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23"/>
          <table:table-cell table:style-name="ce25" office:value-type="string" calcext:value-type="string">
            <text:p>/2</text:p>
          </table:table-cell>
          <table:table-cell table:number-columns-repeated="98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A0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C8]*1000/[.$M8]" office:value-type="float" office:value="980" calcext:value-type="float">
            <text:p>980,0</text:p>
          </table:table-cell>
          <table:table-cell table:formula="of:=[.D8]*1000/[.$M8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8]-[.E8]" office:value-type="float" office:value="208" calcext:value-type="float">
            <text:p>208,0</text:p>
          </table:table-cell>
          <table:table-cell table:formula="of:=[.H8]-[.F8]" office:value-type="float" office:value="140" calcext:value-type="float">
            <text:p>140,0</text:p>
          </table:table-cell>
          <table:table-cell table:style-name="ce26" office:value-type="string" calcext:value-type="string">
            <text:p>LL-ppppppp-qq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1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O8]*1000/[.$M8]" office:value-type="float" office:value="700" calcext:value-type="float">
            <text:p>700,0</text:p>
          </table:table-cell>
          <table:table-cell table:formula="of:=[.P8]*1000/[.$M8]" office:value-type="float" office:value="500" calcext:value-type="float">
            <text:p>500,0</text:p>
          </table:table-cell>
          <table:table-cell table:number-columns-repeated="4"/>
          <table:table-cell table:style-name="ce29" office:value-type="string" calcext:value-type="string">
            <text:p>LL-ppppp-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2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A8]*1000/[.$M8]" office:value-type="float" office:value="490" calcext:value-type="float">
            <text:p>490,0</text:p>
          </table:table-cell>
          <table:table-cell table:formula="of:=[.AB8]*1000/[.$M8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8]-[.AC8]" office:value-type="float" office:value="104" calcext:value-type="float">
            <text:p>104,0</text:p>
          </table:table-cell>
          <table:table-cell table:formula="of:=[.AF8]-[.AD8]" office:value-type="float" office:value="70" calcext:value-type="float">
            <text:p>70,0</text:p>
          </table:table-cell>
          <table:table-cell office:value-type="string" calcext:value-type="string">
            <text:p>LL-ppppppp-qq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3</text:p>
          </table:table-cell>
          <table:table-cell office:value-type="float" office:value="1750" calcext:value-type="float">
            <text:p>1 750,0</text:p>
          </table:table-cell>
          <table:table-cell office:value-type="float" office:value="1250" calcext:value-type="float">
            <text:p>1 250,0</text:p>
          </table:table-cell>
          <table:table-cell table:formula="of:=[.AM8]*1000/[.$M8]" office:value-type="float" office:value="350" calcext:value-type="float">
            <text:p>350,0</text:p>
          </table:table-cell>
          <table:table-cell table:formula="of:=[.AN8]*1000/[.$M8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8]-[.AO8]" office:value-type="float" office:value="70" calcext:value-type="float">
            <text:p>70,0</text:p>
          </table:table-cell>
          <table:table-cell table:formula="of:=[.AR8]-[.AP8]" office:value-type="float" office:value="47" calcext:value-type="float">
            <text:p>47,0</text:p>
          </table:table-cell>
          <table:table-cell table:style-name="ce32" office:value-type="string" calcext:value-type="string">
            <text:p>LL-ppppp-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4</text:p>
          </table:table-cell>
          <table:table-cell office:value-type="float" office:value="1225" calcext:value-type="float">
            <text:p>1 225,0</text:p>
          </table:table-cell>
          <table:table-cell office:value-type="float" office:value="850" calcext:value-type="float">
            <text:p>850,0</text:p>
          </table:table-cell>
          <table:table-cell table:formula="of:=[.AY8]*1000/[.$M8]" office:value-type="float" office:value="245" calcext:value-type="float">
            <text:p>245,0</text:p>
          </table:table-cell>
          <table:table-cell table:formula="of:=[.AZ8]*1000/[.$M8]" office:value-type="float" office:value="170" calcext:value-type="float">
            <text:p>170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8]-[.BA8]" office:value-type="float" office:value="52" calcext:value-type="float">
            <text:p>52,0</text:p>
          </table:table-cell>
          <table:table-cell table:formula="of:=[.BD8]-[.BB8]" office:value-type="float" office:value="40" calcext:value-type="float">
            <text:p>40,0</text:p>
          </table:table-cell>
          <table:table-cell office:value-type="string" calcext:value-type="string">
            <text:p>LL-ppppppp-qqqqqqq-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0</text:p>
          </table:table-cell>
          <table:table-cell office:value-type="float" office:value="1960" calcext:value-type="float">
            <text:p>1 960,0</text:p>
          </table:table-cell>
          <table:table-cell office:value-type="float" office:value="1400" calcext:value-type="float">
            <text:p>1 400,0</text:p>
          </table:table-cell>
          <table:table-cell table:formula="of:=[.C10]*1000/[.$M10]" office:value-type="float" office:value="980" calcext:value-type="float">
            <text:p>980,0</text:p>
          </table:table-cell>
          <table:table-cell table:formula="of:=[.D10]*1000/[.$M10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0]-[.E10]" office:value-type="float" office:value="208" calcext:value-type="float">
            <text:p>208,0</text:p>
          </table:table-cell>
          <table:table-cell table:formula="of:=[.H10]-[.F10]" office:value-type="float" office:value="140" calcext:value-type="float">
            <text:p>140,0</text:p>
          </table:table-cell>
          <table:table-cell office:value-type="string" calcext:value-type="string">
            <text:p>LL-ppppppp-qq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1</text:p>
          </table:table-cell>
          <table:table-cell office:value-type="float" office:value="1400" calcext:value-type="float">
            <text:p>1 400,0</text:p>
          </table:table-cell>
          <table:table-cell office:value-type="float" office:value="1000" calcext:value-type="float">
            <text:p>1 000,0</text:p>
          </table:table-cell>
          <table:table-cell table:formula="of:=[.O10]*1000/[.$M10]" office:value-type="float" office:value="700" calcext:value-type="float">
            <text:p>700,0</text:p>
          </table:table-cell>
          <table:table-cell table:formula="of:=[.P10]*1000/[.$M10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2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AA10]*1000/[.$M10]" office:value-type="float" office:value="490" calcext:value-type="float">
            <text:p>490,0</text:p>
          </table:table-cell>
          <table:table-cell table:formula="of:=[.AB10]*1000/[.$M10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0]-[.AC10]" office:value-type="float" office:value="104" calcext:value-type="float">
            <text:p>104,0</text:p>
          </table:table-cell>
          <table:table-cell table:formula="of:=[.AF10]-[.AD10]" office:value-type="float" office:value="70" calcext:value-type="float">
            <text:p>70,0</text:p>
          </table:table-cell>
          <table:table-cell table:style-name="ce27" office:value-type="string" calcext:value-type="string">
            <text:p>LL-ppppppp-qq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3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AM10]*1000/[.$M10]" office:value-type="float" office:value="350" calcext:value-type="float">
            <text:p>350,0</text:p>
          </table:table-cell>
          <table:table-cell table:formula="of:=[.AN10]*1000/[.$M10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0]-[.AO10]" office:value-type="float" office:value="70" calcext:value-type="float">
            <text:p>70,0</text:p>
          </table:table-cell>
          <table:table-cell table:formula="of:=[.AR10]-[.AP10]" office:value-type="float" office:value="47" calcext:value-type="float">
            <text:p>47,0</text:p>
          </table:table-cell>
          <table:table-cell table:style-name="ce30" office:value-type="string" calcext:value-type="string">
            <text:p>LL-ppppp-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4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Y10]*1000/[.$M10]" office:value-type="float" office:value="245" calcext:value-type="float">
            <text:p>245,0</text:p>
          </table:table-cell>
          <table:table-cell table:formula="of:=[.AZ10]*1000/[.$M10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0]-[.BA10]" office:value-type="float" office:value="52" calcext:value-type="float">
            <text:p>52,0</text:p>
          </table:table-cell>
          <table:table-cell table:formula="of:=[.BD10]-[.BB10]" office:value-type="float" office:value="35" calcext:value-type="float">
            <text:p>35,0</text:p>
          </table:table-cell>
          <table:table-cell table:style-name="ce28" office:value-type="string" calcext:value-type="string">
            <text:p>LL-ppppppp-qqqqqqq-A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0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C12]*1000/[.$M12]" office:value-type="float" office:value="980" calcext:value-type="float">
            <text:p>980,0</text:p>
          </table:table-cell>
          <table:table-cell table:formula="of:=[.D12]*1000/[.$M12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2]-[.E12]" office:value-type="float" office:value="208" calcext:value-type="float">
            <text:p>208,0</text:p>
          </table:table-cell>
          <table:table-cell table:formula="of:=[.H12]-[.F12]" office:value-type="float" office:value="140" calcext:value-type="float">
            <text:p>140,0</text:p>
          </table:table-cell>
          <table:table-cell table:style-name="ce27" office:value-type="string" calcext:value-type="string">
            <text:p>LL-ppppppp-qq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1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O12]*1000/[.$M12]" office:value-type="float" office:value="700" calcext:value-type="float">
            <text:p>700,0</text:p>
          </table:table-cell>
          <table:table-cell table:formula="of:=[.P12]*1000/[.$M12]" office:value-type="float" office:value="500" calcext:value-type="float">
            <text:p>500,0</text:p>
          </table:table-cell>
          <table:table-cell table:number-columns-repeated="4"/>
          <table:table-cell table:style-name="ce30" office:value-type="string" calcext:value-type="string">
            <text:p>LL-ppppp-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2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A12]*1000/[.$M12]" office:value-type="float" office:value="490" calcext:value-type="float">
            <text:p>490,0</text:p>
          </table:table-cell>
          <table:table-cell table:formula="of:=[.AB12]*1000/[.$M12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2]-[.AC12]" office:value-type="float" office:value="104" calcext:value-type="float">
            <text:p>104,0</text:p>
          </table:table-cell>
          <table:table-cell table:formula="of:=[.AF12]-[.AD12]" office:value-type="float" office:value="70" calcext:value-type="float">
            <text:p>70,0</text:p>
          </table:table-cell>
          <table:table-cell table:style-name="ce28" office:value-type="string" calcext:value-type="string">
            <text:p>LL-ppppppp-qq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3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AM12]*1000/[.$M12]" office:value-type="float" office:value="350" calcext:value-type="float">
            <text:p>350,0</text:p>
          </table:table-cell>
          <table:table-cell table:formula="of:=[.AN12]*1000/[.$M12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2]-[.AO12]" office:value-type="float" office:value="70" calcext:value-type="float">
            <text:p>70,0</text:p>
          </table:table-cell>
          <table:table-cell table:formula="of:=[.AR12]-[.AP12]" office:value-type="float" office:value="47" calcext:value-type="float">
            <text:p>47,0</text:p>
          </table:table-cell>
          <table:table-cell table:style-name="ce31" office:value-type="string" calcext:value-type="string">
            <text:p>LL-ppppp-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4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Y12]*1000/[.$M12]" office:value-type="float" office:value="245" calcext:value-type="float">
            <text:p>245,0</text:p>
          </table:table-cell>
          <table:table-cell table:formula="of:=[.AZ12]*1000/[.$M12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2]-[.BA12]" office:value-type="float" office:value="52" calcext:value-type="float">
            <text:p>52,0</text:p>
          </table:table-cell>
          <table:table-cell table:formula="of:=[.BD12]-[.BB12]" office:value-type="float" office:value="35" calcext:value-type="float">
            <text:p>35,0</text:p>
          </table:table-cell>
          <table:table-cell office:value-type="string" calcext:value-type="string">
            <text:p>LL-ppppppp-qqqqqqq-AA-B-C-D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0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C14]*1000/[.$M14]" office:value-type="float" office:value="980" calcext:value-type="float">
            <text:p>980,0</text:p>
          </table:table-cell>
          <table:table-cell table:formula="of:=[.D14]*1000/[.$M14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4]-[.E14]" office:value-type="float" office:value="208" calcext:value-type="float">
            <text:p>208,0</text:p>
          </table:table-cell>
          <table:table-cell table:formula="of:=[.H14]-[.F14]" office:value-type="float" office:value="140" calcext:value-type="float">
            <text:p>140,0</text:p>
          </table:table-cell>
          <table:table-cell table:style-name="ce28" office:value-type="string" calcext:value-type="string">
            <text:p>LL-ppppppp-qq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1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O14]*1000/[.$M14]" office:value-type="float" office:value="700" calcext:value-type="float">
            <text:p>700,0</text:p>
          </table:table-cell>
          <table:table-cell table:formula="of:=[.P14]*1000/[.$M14]" office:value-type="float" office:value="500" calcext:value-type="float">
            <text:p>500,0</text:p>
          </table:table-cell>
          <table:table-cell table:number-columns-repeated="4"/>
          <table:table-cell table:style-name="ce31" office:value-type="string" calcext:value-type="string">
            <text:p>LL-ppppp-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2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A14]*1000/[.$M14]" office:value-type="float" office:value="490" calcext:value-type="float">
            <text:p>490,0</text:p>
          </table:table-cell>
          <table:table-cell table:formula="of:=[.AB14]*1000/[.$M14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4]-[.AC14]" office:value-type="float" office:value="104" calcext:value-type="float">
            <text:p>104,0</text:p>
          </table:table-cell>
          <table:table-cell table:formula="of:=[.AF14]-[.AD14]" office:value-type="float" office:value="70" calcext:value-type="float">
            <text:p>70,0</text:p>
          </table:table-cell>
          <table:table-cell office:value-type="string" calcext:value-type="string">
            <text:p>LL-ppppppp-qq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3</text:p>
          </table:table-cell>
          <table:table-cell office:value-type="float" office:value="175" calcext:value-type="float">
            <text:p>175,0</text:p>
          </table:table-cell>
          <table:table-cell office:value-type="float" office:value="125" calcext:value-type="float">
            <text:p>125,0</text:p>
          </table:table-cell>
          <table:table-cell table:formula="of:=[.AM14]*1000/[.$M14]" office:value-type="float" office:value="350" calcext:value-type="float">
            <text:p>350,0</text:p>
          </table:table-cell>
          <table:table-cell table:formula="of:=[.AN14]*1000/[.$M14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4]-[.AO14]" office:value-type="float" office:value="70" calcext:value-type="float">
            <text:p>70,0</text:p>
          </table:table-cell>
          <table:table-cell table:formula="of:=[.AR14]-[.AP14]" office:value-type="float" office:value="47" calcext:value-type="float">
            <text:p>47,0</text:p>
          </table:table-cell>
          <table:table-cell table:style-name="ce32" office:value-type="string" calcext:value-type="string">
            <text:p>LL-ppppp-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4</text:p>
          </table:table-cell>
          <table:table-cell office:value-type="float" office:value="122.5" calcext:value-type="float">
            <text:p>122,5</text:p>
          </table:table-cell>
          <table:table-cell office:value-type="float" office:value="87.5" calcext:value-type="float">
            <text:p>87,5</text:p>
          </table:table-cell>
          <table:table-cell table:formula="of:=[.AY14]*1000/[.$M14]" office:value-type="float" office:value="245" calcext:value-type="float">
            <text:p>245,0</text:p>
          </table:table-cell>
          <table:table-cell table:formula="of:=[.AZ14]*1000/[.$M14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4]-[.BA14]" office:value-type="float" office:value="52" calcext:value-type="float">
            <text:p>52,0</text:p>
          </table:table-cell>
          <table:table-cell table:formula="of:=[.BD14]-[.BB14]" office:value-type="float" office:value="35" calcext:value-type="float">
            <text:p>35,0</text:p>
          </table:table-cell>
          <table:table-cell office:value-type="string" calcext:value-type="string">
            <text:p>LL-ppppppp-qqqqqqq-AA-B-C-D-E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0</text:p>
          </table:table-cell>
          <table:table-cell office:value-type="float" office:value="196" calcext:value-type="float">
            <text:p>196,0</text:p>
          </table:table-cell>
          <table:table-cell office:value-type="float" office:value="140" calcext:value-type="float">
            <text:p>140,0</text:p>
          </table:table-cell>
          <table:table-cell table:formula="of:=[.C16]*1000/[.$M16]" office:value-type="float" office:value="980" calcext:value-type="float">
            <text:p>980,0</text:p>
          </table:table-cell>
          <table:table-cell table:formula="of:=[.D16]*1000/[.$M1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6]-[.E16]" office:value-type="float" office:value="208" calcext:value-type="float">
            <text:p>208,0</text:p>
          </table:table-cell>
          <table:table-cell table:formula="of:=[.H16]-[.F16]" office:value-type="float" office:value="140" calcext:value-type="float">
            <text:p>140,0</text:p>
          </table:table-cell>
          <table:table-cell office:value-type="string" calcext:value-type="string">
            <text:p>LL-ppppppp-qq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1</text:p>
          </table:table-cell>
          <table:table-cell office:value-type="float" office:value="140" calcext:value-type="float">
            <text:p>140,0</text:p>
          </table:table-cell>
          <table:table-cell office:value-type="float" office:value="100" calcext:value-type="float">
            <text:p>100,0</text:p>
          </table:table-cell>
          <table:table-cell table:formula="of:=[.O16]*1000/[.$M16]" office:value-type="float" office:value="700" calcext:value-type="float">
            <text:p>700,0</text:p>
          </table:table-cell>
          <table:table-cell table:formula="of:=[.P16]*1000/[.$M16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2</text:p>
          </table:table-cell>
          <table:table-cell office:value-type="float" office:value="98" calcext:value-type="float">
            <text:p>98,0</text:p>
          </table:table-cell>
          <table:table-cell office:value-type="float" office:value="70" calcext:value-type="float">
            <text:p>70,0</text:p>
          </table:table-cell>
          <table:table-cell table:formula="of:=[.AA16]*1000/[.$M16]" office:value-type="float" office:value="490" calcext:value-type="float">
            <text:p>490,0</text:p>
          </table:table-cell>
          <table:table-cell table:formula="of:=[.AB16]*1000/[.$M1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6]-[.AC16]" office:value-type="float" office:value="104" calcext:value-type="float">
            <text:p>104,0</text:p>
          </table:table-cell>
          <table:table-cell table:formula="of:=[.AF16]-[.AD16]" office:value-type="float" office:value="70" calcext:value-type="float">
            <text:p>70,0</text:p>
          </table:table-cell>
          <table:table-cell office:value-type="string" calcext:value-type="string">
            <text:p>LL-ppppppp-qq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3</text:p>
          </table:table-cell>
          <table:table-cell office:value-type="float" office:value="70" calcext:value-type="float">
            <text:p>70,0</text:p>
          </table:table-cell>
          <table:table-cell office:value-type="float" office:value="50" calcext:value-type="float">
            <text:p>50,0</text:p>
          </table:table-cell>
          <table:table-cell table:formula="of:=[.AM16]*1000/[.$M16]" office:value-type="float" office:value="350" calcext:value-type="float">
            <text:p>350,0</text:p>
          </table:table-cell>
          <table:table-cell table:formula="of:=[.AN16]*1000/[.$M1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6]-[.AO16]" office:value-type="float" office:value="70" calcext:value-type="float">
            <text:p>70,0</text:p>
          </table:table-cell>
          <table:table-cell table:formula="of:=[.AR16]-[.AP16]" office:value-type="float" office:value="47" calcext:value-type="float">
            <text:p>47,0</text:p>
          </table:table-cell>
          <table:table-cell table:style-name="ce33" office:value-type="string" calcext:value-type="string">
            <text:p>LL-ppppp-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4</text:p>
          </table:table-cell>
          <table:table-cell office:value-type="float" office:value="49" calcext:value-type="float">
            <text:p>49,0</text:p>
          </table:table-cell>
          <table:table-cell office:value-type="float" office:value="35" calcext:value-type="float">
            <text:p>35,0</text:p>
          </table:table-cell>
          <table:table-cell table:formula="of:=[.AY16]*1000/[.$M16]" office:value-type="float" office:value="245" calcext:value-type="float">
            <text:p>245,0</text:p>
          </table:table-cell>
          <table:table-cell table:formula="of:=[.AZ16]*1000/[.$M1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6]-[.BA16]" office:value-type="float" office:value="52" calcext:value-type="float">
            <text:p>52,0</text:p>
          </table:table-cell>
          <table:table-cell table:formula="of:=[.BD16]-[.BB16]" office:value-type="float" office:value="35" calcext:value-type="float">
            <text:p>35,0</text:p>
          </table:table-cell>
          <table:table-cell office:value-type="string" calcext:value-type="string">
            <text:p>LL-ppppppp-qqqqqqq-AA-B-CC-D-E</text:p>
          </table:table-cell>
          <table:table-cell table:number-columns-repeated="96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Notation pour A0-A2-A4</text:p>
          </table:table-cell>
          <table:table-cell table:number-columns-repeated="11"/>
          <table:table-cell office:value-type="string" calcext:value-type="string">
            <text:p>Notation pour A1-A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formula="of:=[.L25]/[.X25]" office:value-type="float" office:value="1.4" calcext:value-type="float">
            <text:p>1,4</text:p>
          </table:table-cell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LL-ppppppp-qqqqqqq</text:p>
          </table:table-cell>
          <table:table-cell office:value-type="float" office:value="9800" calcext:value-type="float">
            <text:p>9 800,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L-ppppp-qqqqq</text:p>
          </table:table-cell>
          <table:table-cell office:value-type="float" office:value="7000" calcext:value-type="float">
            <text:p>7 000,0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V = /2</text:p>
          </table:table-cell>
          <table:table-cell table:formula="of:=[.L$25]/[.$D26]" office:value-type="float" office:value="4900" calcext:value-type="float">
            <text:p>4 900,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A = /2</text:p>
          </table:table-cell>
          <table:table-cell table:formula="of:=[.X$25]/[.$D26]" office:value-type="float" office:value="3500" calcext:value-type="float">
            <text:p>3 500,0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V-W = /4</text:p>
          </table:table-cell>
          <table:table-cell table:formula="of:=[.L$25]/[.$D27]" office:value-type="float" office:value="2450" calcext:value-type="float">
            <text:p>2 450,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A-B = /4</text:p>
          </table:table-cell>
          <table:table-cell table:formula="of:=[.X$25]/[.$D27]" office:value-type="float" office:value="1750" calcext:value-type="float">
            <text:p>1 750,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VV = /5</text:p>
          </table:table-cell>
          <table:table-cell table:formula="of:=[.L$25]/[.$D28]" office:value-type="float" office:value="1960" calcext:value-type="float">
            <text:p>1 960,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AA = /5</text:p>
          </table:table-cell>
          <table:table-cell table:formula="of:=[.X$25]/[.$D28]" office:value-type="float" office:value="1400" calcext:value-type="float">
            <text:p>1 400,0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-W-X = /8</text:p>
          </table:table-cell>
          <table:table-cell table:formula="of:=[.L$25]/[.$D29]" office:value-type="float" office:value="1225" calcext:value-type="float">
            <text:p>1 225,0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V-W = /10</text:p>
          </table:table-cell>
          <table:table-cell table:formula="of:=[.L$25]/[.$D30]" office:value-type="float" office:value="980" calcext:value-type="float">
            <text:p>980,0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AA-B = /10</text:p>
          </table:table-cell>
          <table:table-cell table:formula="of:=[.X$25]/[.$D30]" office:value-type="float" office:value="700" calcext:value-type="float">
            <text:p>700,0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VV-W-X = /20</text:p>
          </table:table-cell>
          <table:table-cell table:formula="of:=[.L$25]/[.$D31]" office:value-type="float" office:value="490" calcext:value-type="float">
            <text:p>490,0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AA-B-C = /20</text:p>
          </table:table-cell>
          <table:table-cell table:formula="of:=[.X$25]/[.$D31]" office:value-type="float" office:value="350" calcext:value-type="float">
            <text:p>350,0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VV-W-X-Y = /40</text:p>
          </table:table-cell>
          <table:table-cell table:formula="of:=[.L$25]/[.$D32]" office:value-type="float" office:value="245" calcext:value-type="float">
            <text:p>245,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7"/>
          <table:table-cell office:value-type="string" calcext:value-type="string">
            <text:p>AA-B-C-D = /40</text:p>
          </table:table-cell>
          <table:table-cell table:formula="of:=[.X$25]/[.$D32]" office:value-type="float" office:value="175" calcext:value-type="float">
            <text:p>175,0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VV-W-XX = /50</text:p>
          </table:table-cell>
          <table:table-cell table:formula="of:=[.L$25]/[.$D33]" office:value-type="float" office:value="196" calcext:value-type="float">
            <text:p>196,0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A-B-CC = /50</text:p>
          </table:table-cell>
          <table:table-cell table:formula="of:=[.X$25]/[.$D33]" office:value-type="float" office:value="140" calcext:value-type="float">
            <text:p>140,0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VV-W-X-Y-Z = /80</text:p>
          </table:table-cell>
          <table:table-cell table:formula="of:=[.L$25]/[.$D34]" office:value-type="float" office:value="122.5" calcext:value-type="float">
            <text:p>122,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VV-W-XX-Y = /100</text:p>
          </table:table-cell>
          <table:table-cell table:formula="of:=[.L$25]/[.$D35]" office:value-type="float" office:value="98" calcext:value-type="float">
            <text:p>98,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AA-B-CC-D = /100</text:p>
          </table:table-cell>
          <table:table-cell table:formula="of:=[.X$25]/[.$D35]" office:value-type="float" office:value="70" calcext:value-type="float">
            <text:p>70,0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VV-W-XX-Y-Z = /200</text:p>
          </table:table-cell>
          <table:table-cell table:formula="of:=[.L$25]/[.$D36]" office:value-type="float" office:value="49" calcext:value-type="float">
            <text:p>49,0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formula="of:=SUM([.P39:.P59])" office:value-type="float" office:value="30" calcext:value-type="float">
            <text:p>30,0</text:p>
          </table:table-cell>
          <table:table-cell table:number-columns-repeated="6"/>
          <table:table-cell table:number-columns-repeated="2" office:value-type="float" office:value="6" calcext:value-type="float">
            <text:p>6,0</text:p>
          </table:table-cell>
          <table:table-cell table:number-columns-repeated="2"/>
          <table:table-cell table:number-columns-repeated="2" office:value-type="float" office:value="6" calcext:value-type="float">
            <text:p>6,0</text:p>
          </table:table-cell>
          <table:table-cell table:number-columns-repeated="6"/>
          <table:table-cell office:value-type="float" office:value="6" calcext:value-type="float">
            <text:p>6,0</text:p>
          </table:table-cell>
          <table:table-cell table:number-columns-repeated="989"/>
        </table:table-row>
        <table:table-row table:style-name="ro1">
          <table:table-cell table:number-columns-repeated="10"/>
          <table:table-cell office:value-type="string" calcext:value-type="string">
            <text:p>LL-ppppppp-qqqqqqq</text:p>
          </table:table-cell>
          <table:table-cell office:value-type="float" office:value="9800" calcext:value-type="float">
            <text:p>9 800,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10000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LL-ppppp-qqqqq</text:p>
          </table:table-cell>
          <table:table-cell office:value-type="float" office:value="7000" calcext:value-type="float">
            <text:p>7 000,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table:style-name="Default"/>
          <table:table-cell office:value-type="string" calcext:value-type="string">
            <text:p>A1_01000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V = /2</text:p>
          </table:table-cell>
          <table:table-cell table:formula="of:=[.L$25]/[.$D41]" office:value-type="float" office:value="4900" calcext:value-type="float">
            <text:p>4 900,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office:value-type="string" calcext:value-type="string">
            <text:p>A0_005000</text:p>
          </table:table-cell>
          <table:table-cell table:style-name="Default"/>
          <table:table-cell table:number-columns-repeated="2"/>
          <table:table-cell office:value-type="string" calcext:value-type="string">
            <text:p>A2_010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 = /2</text:p>
          </table:table-cell>
          <table:table-cell office:value-type="float" office:value="3500" calcext:value-type="float">
            <text:p>3 500,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table:style-name="Default"/>
          <table:table-cell office:value-type="string" calcext:value-type="string">
            <text:p>A1_005000</text:p>
          </table:table-cell>
          <table:table-cell table:number-columns-repeated="3"/>
          <table:table-cell office:value-type="string" calcext:value-type="string">
            <text:p>A3_0100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V-W = /4</text:p>
          </table:table-cell>
          <table:table-cell table:formula="of:=[.L$25]/[.$D43]" office:value-type="float" office:value="2450" calcext:value-type="float">
            <text:p>2 450,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2" calcext:value-type="float">
            <text:p>2,0</text:p>
          </table:table-cell>
          <table:table-cell table:number-columns-repeated="10"/>
          <table:table-cell office:value-type="string" calcext:value-type="string">
            <text:p>A2_005000</text:p>
          </table:table-cell>
          <table:table-cell table:number-columns-repeated="7"/>
          <table:table-cell office:value-type="string" calcext:value-type="string">
            <text:p>A4_0100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VV = /5</text:p>
          </table:table-cell>
          <table:table-cell table:formula="of:=[.L$25]/[.$D44]" office:value-type="float" office:value="1960" calcext:value-type="float">
            <text:p>1 960,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0200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A-B = /4</text:p>
          </table:table-cell>
          <table:table-cell office:value-type="float" office:value="1750" calcext:value-type="float">
            <text:p>1 750,0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50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AA = /5</text:p>
          </table:table-cell>
          <table:table-cell office:value-type="float" office:value="1400" calcext:value-type="float">
            <text:p>1 400,0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float" office:value="1" calcext:value-type="float">
            <text:p>1,0</text:p>
          </table:table-cell>
          <table:table-cell table:number-columns-repeated="7"/>
          <table:table-cell office:value-type="string" calcext:value-type="string">
            <text:p>A1_00200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-W-X = /8</text:p>
          </table:table-cell>
          <table:table-cell table:formula="of:=[.L$25]/[.$D47]" office:value-type="float" office:value="1225" calcext:value-type="float">
            <text:p>1 225,0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50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V-W = /10</text:p>
          </table:table-cell>
          <table:table-cell table:formula="of:=[.L$25]/[.$D48]" office:value-type="float" office:value="980" calcext:value-type="float">
            <text:p>980,0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office:value-type="string" calcext:value-type="string">
            <text:p>A0_001000</text:p>
          </table:table-cell>
          <table:table-cell table:number-columns-repeated="3"/>
          <table:table-cell office:value-type="string" calcext:value-type="string">
            <text:p>A2_002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A-B = /10</text:p>
          </table:table-cell>
          <table:table-cell office:value-type="float" office:value="700" calcext:value-type="float">
            <text:p>700,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2" calcext:value-type="float">
            <text:p>2,0</text:p>
          </table:table-cell>
          <table:table-cell table:number-columns-repeated="7"/>
          <table:table-cell office:value-type="string" calcext:value-type="string">
            <text:p>A1_001000</text:p>
          </table:table-cell>
          <table:table-cell table:number-columns-repeated="3"/>
          <table:table-cell office:value-type="string" calcext:value-type="string">
            <text:p>A3_0020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VV-W-X = /20</text:p>
          </table:table-cell>
          <table:table-cell table:formula="of:=[.L$25]/[.$D50]" office:value-type="float" office:value="490" calcext:value-type="float">
            <text:p>490,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3" calcext:value-type="float">
            <text:p>3,0</text:p>
          </table:table-cell>
          <table:table-cell table:number-columns-repeated="6"/>
          <table:table-cell office:value-type="string" calcext:value-type="string">
            <text:p>A0_000500</text:p>
          </table:table-cell>
          <table:table-cell table:number-columns-repeated="3"/>
          <table:table-cell office:value-type="string" calcext:value-type="string">
            <text:p>A2_001000</text:p>
          </table:table-cell>
          <table:table-cell table:number-columns-repeated="7"/>
          <table:table-cell office:value-type="string" calcext:value-type="string">
            <text:p>A4_0020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AA-B-C = /20</text:p>
          </table:table-cell>
          <table:table-cell office:value-type="float" office:value="350" calcext:value-type="float">
            <text:p>350,0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,0</text:p>
          </table:table-cell>
          <table:table-cell table:number-columns-repeated="7"/>
          <table:table-cell office:value-type="string" calcext:value-type="string">
            <text:p>A1_000500</text:p>
          </table:table-cell>
          <table:table-cell table:number-columns-repeated="3"/>
          <table:table-cell office:value-type="string" calcext:value-type="string">
            <text:p>A3_0010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VV-W-X-Y = /40</text:p>
          </table:table-cell>
          <table:table-cell table:formula="of:=[.L$25]/[.$D52]" office:value-type="float" office:value="245" calcext:value-type="float">
            <text:p>245,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" calcext:value-type="float">
            <text:p>2,0</text:p>
          </table:table-cell>
          <table:table-cell table:number-columns-repeated="10"/>
          <table:table-cell office:value-type="string" calcext:value-type="string">
            <text:p>A2_000500</text:p>
          </table:table-cell>
          <table:table-cell table:number-columns-repeated="7"/>
          <table:table-cell office:value-type="string" calcext:value-type="string">
            <text:p>A4_0010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VV-W-XX = /50</text:p>
          </table:table-cell>
          <table:table-cell table:formula="of:=[.L$25]/[.$D53]" office:value-type="float" office:value="196" calcext:value-type="float">
            <text:p>196,0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0020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AA-B-C-D = /40</text:p>
          </table:table-cell>
          <table:table-cell office:value-type="float" office:value="175" calcext:value-type="float">
            <text:p>175,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05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AA-B-CC = /50</text:p>
          </table:table-cell>
          <table:table-cell office:value-type="float" office:value="140" calcext:value-type="float">
            <text:p>140,0</text:p>
          </table:table-cell>
          <table:table-cell table:number-columns-repeated="2"/>
          <table:table-cell office:value-type="string" calcext:value-type="string">
            <text:p>Q</text:p>
          </table:table-cell>
          <table:table-cell office:value-type="float" office:value="1" calcext:value-type="float">
            <text:p>1,0</text:p>
          </table:table-cell>
          <table:table-cell table:number-columns-repeated="7"/>
          <table:table-cell office:value-type="string" calcext:value-type="string">
            <text:p>A1_00020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VV-W-X-Y-Z = /80</text:p>
          </table:table-cell>
          <table:table-cell table:formula="of:=[.L$25]/[.$D56]" office:value-type="float" office:value="122.5" calcext:value-type="float">
            <text:p>122,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05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VV-W-XX-Y = /100</text:p>
          </table:table-cell>
          <table:table-cell table:formula="of:=[.L$25]/[.$D57]" office:value-type="float" office:value="98" calcext:value-type="float">
            <text:p>98,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,0</text:p>
          </table:table-cell>
          <table:table-cell table:number-columns-repeated="10"/>
          <table:table-cell office:value-type="string" calcext:value-type="string">
            <text:p>A2_0002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AA-B-CC-D = /100</text:p>
          </table:table-cell>
          <table:table-cell office:value-type="float" office:value="70" calcext:value-type="float">
            <text:p>70,0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02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VV-W-XX-Y-Z = /200</text:p>
          </table:table-cell>
          <table:table-cell table:formula="of:=[.L$25]/[.$D59]" office:value-type="float" office:value="49" calcext:value-type="float">
            <text:p>49,0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0200</text:p>
          </table:table-cell>
          <table:table-cell table:number-columns-repeated="989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1009"/>
        </table:table-row>
        <table:table-row table:style-name="ro1" table:number-rows-repeated="7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16:50:15.011051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8:59:43.368626876</meta:creation-date>
    <dc:date>2018-07-27T18:09:21.812234371</dc:date>
    <meta:editing-duration>PT26M9S</meta:editing-duration>
    <meta:editing-cycles>6</meta:editing-cycles>
    <meta:generator>LibreOffice/6.0.3.2$Linux_X86_64 LibreOffice_project/00m0$Build-2</meta:generator>
    <meta:document-statistic meta:table-count="1" meta:cell-count="541" meta:object-count="0"/>
  </office:meta>
</office:document-meta>
</file>